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a_Timer1" svg:font-family="a_Timer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a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a" fo:border-bottom="0.5pt solid #00000a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paragraph-properties fo:line-height="115%" fo:text-align="center" style:justify-single-word="false"/>
    </style:style>
    <style:style style:name="P5" style:family="paragraph" style:parent-style-name="Standard">
      <style:paragraph-properties fo:line-height="115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15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text-properties fo:font-size="14pt" fo:language="en" fo:country="US" officeooo:rsid="0026ca3c" officeooo:paragraph-rsid="00283ef7" style:font-size-asian="14pt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Times14_5f_РИО2">
      <style:paragraph-properties fo:text-align="start" style:justify-single-word="false"/>
    </style:style>
    <style:style style:name="P13" style:family="paragraph" style:parent-style-name="Times14_5f_РИО2">
      <style:paragraph-properties fo:text-align="start" style:justify-single-word="false"/>
      <style:text-properties style:font-weight-complex="bold"/>
    </style:style>
    <style:style style:name="P14" style:family="paragraph" style:parent-style-name="Times14_5f_РИО2">
      <style:paragraph-properties fo:margin-left="0cm" fo:margin-right="0cm" fo:line-height="115%" fo:text-align="center" style:justify-single-word="false" fo:text-indent="0cm" style:auto-text-indent="false"/>
    </style:style>
    <style:style style:name="P15" style:family="paragraph" style:parent-style-name="Times14_5f_РИО2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7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18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c54a0" officeooo:paragraph-rsid="002c54a0" style:font-weight-asian="bold"/>
    </style:style>
    <style:style style:name="P19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c54a0" officeooo:paragraph-rsid="002e0c20" style:font-weight-asian="bold"/>
    </style:style>
    <style:style style:name="P20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2c54a0" officeooo:paragraph-rsid="002fc1f8" style:font-weight-asian="bold"/>
    </style:style>
    <style:style style:name="P21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fc1f8" officeooo:paragraph-rsid="002fc1f8" style:font-weight-asian="normal" style:font-weight-complex="normal"/>
    </style:style>
    <style:style style:name="P22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e0c20" officeooo:paragraph-rsid="002e0c20" style:font-weight-asian="normal" style:font-weight-complex="normal"/>
    </style:style>
    <style:style style:name="P23" style:family="paragraph" style:parent-style-name="Times14_5f_РИО2">
      <style:paragraph-properties fo:line-height="115%" fo:text-align="start" style:justify-single-word="false" fo:break-before="page"/>
      <style:text-properties fo:font-weight="bold" style:font-weight-asian="bol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en" fo:country="US" style:text-underline-style="solid" style:text-underline-type="double" style:text-underline-width="auto" style:text-underline-color="font-color" officeooo:rsid="002bdb9d" officeooo:paragraph-rsid="002bdb9d" style:font-size-asian="14pt"/>
    </style:style>
    <style:style style:name="P25" style:family="paragraph" style:parent-style-name="Standard" style:master-page-name="First_20_Page">
      <style:paragraph-properties fo:line-height="115%" fo:text-align="center" style:justify-single-word="false" style:page-number="auto"/>
      <style:text-properties fo:text-transform="uppercase" style:text-position="-3% 100%" fo:font-size="14pt" fo:font-weight="bold" style:font-size-asian="14pt" style:font-weight-asian="bold" style:font-size-complex="14pt"/>
    </style:style>
    <style:style style:name="P26" style:family="paragraph" style:parent-style-name="Standard">
      <style:text-properties officeooo:paragraph-rsid="003c0d5b"/>
    </style:style>
    <style:style style:name="P27" style:family="paragraph" style:parent-style-name="Standard">
      <style:text-properties fo:font-size="14pt" officeooo:rsid="003c0d5b" officeooo:paragraph-rsid="003c0d5b" style:font-size-asian="14pt" style:font-size-complex="14pt"/>
    </style:style>
    <style:style style:name="P28" style:family="paragraph" style:parent-style-name="Standard">
      <style:text-properties fo:font-size="14pt" officeooo:rsid="003c0d5b" officeooo:paragraph-rsid="003c0d5b" style:font-size-asian="14pt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officeooo:paragraph-rsid="003c0d5b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style:text-underline-style="solid" style:text-underline-type="double" style:text-underline-width="auto" style:text-underline-color="font-color" officeooo:paragraph-rsid="003c0d5b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style:text-underline-style="solid" style:text-underline-type="double" style:text-underline-width="auto" style:text-underline-color="font-color" officeooo:rsid="002a355b" officeooo:paragraph-rsid="003c0d5b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en" fo:country="US" style:text-underline-style="solid" style:text-underline-type="double" style:text-underline-width="auto" style:text-underline-color="font-color" officeooo:rsid="002a355b" officeooo:paragraph-rsid="003c0d5b" style:font-size-asian="14pt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en" fo:country="US" style:text-underline-style="solid" style:text-underline-type="double" style:text-underline-width="auto" style:text-underline-color="font-color" officeooo:rsid="002bdb9d" officeooo:paragraph-rsid="002bdb9d" style:font-size-asian="14pt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en" fo:country="US" style:text-underline-style="solid" style:text-underline-type="double" style:text-underline-width="auto" style:text-underline-color="font-color" officeooo:rsid="002bdb9d" officeooo:paragraph-rsid="003c0d5b" style:font-size-asian="14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en" fo:country="US" style:text-underline-style="solid" style:text-underline-type="double" style:text-underline-width="auto" style:text-underline-color="font-color" officeooo:rsid="003c0d5b" officeooo:paragraph-rsid="003c0d5b" style:font-size-asian="14pt"/>
    </style:style>
    <style:style style:name="P36" style:family="paragraph" style:parent-style-name="Times14_5f_РИО2" style:master-page-name="Converted2">
      <style:paragraph-properties fo:margin-left="0cm" fo:margin-right="0cm" fo:text-align="start" style:justify-single-word="false" fo:text-indent="0cm" style:auto-text-indent="false" style:page-number="auto"/>
      <style:text-properties fo:font-weight="bold" style:font-weight-asian="bold"/>
    </style:style>
    <style:style style:name="P37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e0c20" officeooo:paragraph-rsid="003a8cdb" style:font-weight-asian="normal" style:font-weight-complex="normal"/>
    </style:style>
    <style:style style:name="P38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e0c20" officeooo:paragraph-rsid="002e0c20" style:font-weight-asian="normal" style:font-weight-complex="normal"/>
    </style:style>
    <style:style style:name="P39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e0c20" officeooo:paragraph-rsid="003c0d5b" style:font-weight-asian="normal" style:font-weight-complex="normal"/>
    </style:style>
    <style:style style:name="P40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3a8cdb" officeooo:paragraph-rsid="003a8cdb" style:font-weight-asian="normal" style:font-weight-complex="normal"/>
    </style:style>
    <style:style style:name="P41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fc1f8" officeooo:paragraph-rsid="003c05d0" style:font-weight-asian="normal" style:font-weight-complex="normal"/>
    </style:style>
    <style:style style:name="P42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fc1f8" officeooo:paragraph-rsid="002fc1f8" style:font-weight-asian="normal" style:font-weight-complex="normal"/>
    </style:style>
    <style:style style:name="P43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2fc1f8" officeooo:paragraph-rsid="003c0d5b" style:font-weight-asian="normal" style:font-weight-complex="normal"/>
    </style:style>
    <style:style style:name="P44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normal" officeooo:rsid="003c05d0" officeooo:paragraph-rsid="003c05d0" style:font-weight-asian="normal" style:font-weight-complex="normal"/>
    </style:style>
    <style:style style:name="P45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weight="bold" officeooo:rsid="003c0d5b" officeooo:paragraph-rsid="003c0d5b" style:font-weight-asian="bold" style:font-weight-complex="bold"/>
    </style:style>
    <style:style style:name="P46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size="14pt" fo:language="en" fo:country="US" style:text-underline-style="solid" style:text-underline-type="double" style:text-underline-width="auto" style:text-underline-color="font-color" fo:font-weight="normal" officeooo:rsid="002a355b" officeooo:paragraph-rsid="003c0d5b" style:font-size-asian="14pt" style:font-weight-asian="normal" style:font-weight-complex="normal"/>
    </style:style>
    <style:style style:name="P47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size="14pt" fo:language="en" fo:country="US" style:text-underline-style="solid" style:text-underline-type="double" style:text-underline-width="auto" style:text-underline-color="font-color" fo:font-weight="normal" officeooo:rsid="002bdb9d" officeooo:paragraph-rsid="003c0d5b" style:font-size-asian="14pt" style:font-weight-asian="normal" style:font-weight-complex="normal"/>
    </style:style>
    <style:style style:name="P48" style:family="paragraph" style:parent-style-name="Times14_5f_РИО2">
      <style:text-properties officeooo:rsid="00391587" officeooo:paragraph-rsid="00391587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340785" style:font-size-asian="14pt" style:font-weight-asian="bold" style:font-size-complex="14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3c0d5b" style:font-size-asian="14pt" style:font-size-complex="14pt"/>
    </style:style>
    <style:style style:name="T7" style:family="text">
      <style:text-properties fo:font-size="14pt" officeooo:rsid="0026ca3c" style:font-size-asian="14pt"/>
    </style:style>
    <style:style style:name="T8" style:family="text">
      <style:text-properties fo:font-size="14pt" fo:language="en" fo:country="US" style:font-size-asian="14pt"/>
    </style:style>
    <style:style style:name="T9" style:family="text">
      <style:text-properties fo:font-size="14pt" fo:language="en" fo:country="US" officeooo:rsid="00268e71" style:font-size-asian="14pt"/>
    </style:style>
    <style:style style:name="T10" style:family="text">
      <style:text-properties fo:font-size="14pt" fo:language="en" fo:country="US" officeooo:rsid="0026ca3c" style:font-size-asian="14pt"/>
    </style:style>
    <style:style style:name="T11" style:family="text">
      <style:text-properties fo:font-size="14pt" fo:language="en" fo:country="US" officeooo:rsid="00283ef7" style:font-size-asian="14pt"/>
    </style:style>
    <style:style style:name="T12" style:family="text">
      <style:text-properties fo:font-size="14pt" fo:language="en" fo:country="US" officeooo:rsid="002a355b" style:font-size-asian="14pt"/>
    </style:style>
    <style:style style:name="T13" style:family="text">
      <style:text-properties fo:font-size="14pt" fo:language="en" fo:country="US" officeooo:rsid="002bdb9d" style:font-size-asian="14pt"/>
    </style:style>
    <style:style style:name="T14" style:family="text">
      <style:text-properties fo:font-size="14pt" fo:language="en" fo:country="US" officeooo:rsid="00318c8d" style:font-size-asian="14pt"/>
    </style:style>
    <style:style style:name="T15" style:family="text">
      <style:text-properties fo:font-size="14pt" fo:language="en" fo:country="US" style:text-underline-style="solid" style:text-underline-type="double" style:text-underline-width="auto" style:text-underline-color="font-color" officeooo:rsid="002bdb9d" style:font-size-asian="14pt"/>
    </style:style>
    <style:style style:name="T16" style:family="text">
      <style:text-properties fo:color="#ff0000" fo:font-size="14pt" fo:font-weight="bold" style:font-size-asian="14pt" style:font-weight-asian="bold" style:font-size-complex="14pt"/>
    </style:style>
    <style:style style:name="T17" style:family="text">
      <style:text-properties fo:color="#ff0000" fo:font-size="14pt" style:font-size-asian="14pt" style:font-size-complex="14pt"/>
    </style:style>
    <style:style style:name="T18" style:family="text">
      <style:text-properties fo:color="#ff0000" fo:font-weight="bold" style:font-weight-asian="bold"/>
    </style:style>
    <style:style style:name="T19" style:family="text">
      <style:text-properties fo:color="#000000" fo:font-size="14pt" fo:font-weight="bold" style:font-size-asian="14pt" style:font-weight-asian="bold" style:font-size-complex="14pt"/>
    </style:style>
    <style:style style:name="T20" style:family="text">
      <style:text-properties fo:font-variant="normal" fo:text-transform="none" fo:font-size="14pt" style:font-size-asian="14pt" style:font-size-complex="14pt"/>
    </style:style>
    <style:style style:name="T21" style:family="text">
      <style:text-properties fo:font-variant="normal" fo:text-transform="none" fo:font-size="14pt" officeooo:rsid="0021935e" style:font-size-asian="14pt" style:font-size-complex="14pt"/>
    </style:style>
    <style:style style:name="T22" style:family="text">
      <style:text-properties fo:font-variant="normal" fo:text-transform="none" fo:font-size="14pt" officeooo:rsid="00340785" style:font-size-asian="14pt" style:font-size-complex="14pt"/>
    </style:style>
    <style:style style:name="T23" style:family="text">
      <style:text-properties fo:font-weight="bold" style:font-weight-asian="bold"/>
    </style:style>
    <style:style style:name="T24" style:family="text">
      <style:text-properties style:font-weight-complex="bold"/>
    </style:style>
    <style:style style:name="T25" style:family="text">
      <style:text-properties officeooo:rsid="001ea8ba" style:font-weight-complex="bold"/>
    </style:style>
    <style:style style:name="T26" style:family="text">
      <style:text-properties officeooo:rsid="002e0c20" style:font-weight-complex="bold"/>
    </style:style>
    <style:style style:name="T27" style:family="text">
      <style:text-properties officeooo:rsid="00318c8d" style:font-weight-complex="bold"/>
    </style:style>
    <style:style style:name="T28" style:family="text">
      <style:text-properties officeooo:rsid="003349b7" style:font-weight-complex="bold"/>
    </style:style>
    <style:style style:name="T29" style:family="text">
      <style:text-properties officeooo:rsid="00379bae" style:font-weight-complex="bold"/>
    </style:style>
    <style:style style:name="T30" style:family="text">
      <style:text-properties officeooo:rsid="003cb5ef" style:font-weight-complex="bold"/>
    </style:style>
    <style:style style:name="T31" style:family="text">
      <style:text-properties fo:language="en" fo:country="US" officeooo:rsid="002e0c20" style:font-weight-complex="bold"/>
    </style:style>
    <style:style style:name="T32" style:family="text">
      <style:text-properties fo:language="en" fo:country="US" officeooo:rsid="00318c8d" style:font-weight-complex="bold"/>
    </style:style>
    <style:style style:name="T33" style:family="text">
      <style:text-properties fo:language="en" fo:country="US" officeooo:rsid="003c0d5b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e0c20" style:font-weight-asian="normal" style:font-weight-complex="normal"/>
    </style:style>
    <style:style style:name="T36" style:family="text">
      <style:text-properties fo:font-weight="normal" officeooo:rsid="002fc1f8" style:font-weight-asian="normal" style:font-weight-complex="normal"/>
    </style:style>
    <style:style style:name="T37" style:family="text">
      <style:text-properties officeooo:rsid="00318c8d"/>
    </style:style>
    <style:style style:name="T38" style:family="text">
      <style:text-properties officeooo:rsid="00379bae"/>
    </style:style>
    <style:style style:name="T39" style:family="text">
      <style:text-properties officeooo:rsid="00391587"/>
    </style:style>
    <style:style style:name="T40" style:family="text">
      <style:text-properties officeooo:rsid="0039797c"/>
    </style:style>
    <style:style style:name="T41" style:family="text">
      <style:text-properties officeooo:rsid="003a8cdb"/>
    </style:style>
    <style:style style:name="T42" style:family="text">
      <style:text-properties officeooo:rsid="003c05d0"/>
    </style:style>
    <style:style style:name="T43" style:family="text">
      <style:text-properties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5">МИНОБРНАУКИ РОССИИ</text:p>
        <text:p text:style-name="P5">Санкт-Петербургский государственный</text:p>
        <text:p text:style-name="P5">электротехнический университет</text:p>
        <text:p text:style-name="P5">«ЛЭТИ» им. В.И. Ульянова (Ленина)</text:p>
        <text:p text:style-name="P9">Кафедра МО ЭВМ</text:p>
        <text:p text:style-name="P5"/>
        <text:p text:style-name="P7"/>
        <text:p text:style-name="P7"/>
        <text:p text:style-name="P6"/>
        <text:p text:style-name="P7"/>
        <text:p text:style-name="P14"><text:span text:style-name="Book_20_Title"><text:span text:style-name="T1">отчет</text:span></text:span></text:p>
        <text:p text:style-name="P4"><text:span text:style-name="T2">по лабораторной работе</text:span><text:span text:style-name="T16"> </text:span><text:span text:style-name="T2">№</text:span><text:span text:style-name="T3">2</text:span></text:p>
        <text:p text:style-name="P4"><text:span text:style-name="T2">по дисциплине </text:span><text:span text:style-name="T19">«Объектно-Ориентированное Программирование»</text:span></text:p>
        <text:p text:style-name="P4"><text:span text:style-name="Book_20_Title"><text:span text:style-name="T20">Тема: </text:span></text:span><text:span text:style-name="Book_20_Title"><text:span text:style-name="T21">Классы.</text:span></text:span><text:span text:style-name="Book_20_Title"><text:span text:style-name="T22"> Наследование</text:span></text:span><text:span text:style-name="Book_20_Title"><text:span text:style-name="T20">.</text:span></text:span></text:p>
        <text:p text:style-name="P7"/>
        <text:p text:style-name="P6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P3"><text:span text:style-name="T5">Студент</text:span><text:span text:style-name="T17"> </text:span><text:span text:style-name="T5">гр. 6382</text:span></text:p>
            </table:table-cell>
            <table:table-cell table:style-name="Таблица1.B1" office:value-type="string">
              <text:p text:style-name="P6"/>
            </table:table-cell>
            <table:table-cell table:style-name="Таблица1.A1" office:value-type="string">
              <text:p text:style-name="P7">Костин С. В.</text:p>
            </table:table-cell>
          </table:table-row>
          <table:table-row table:style-name="Таблица1.1">
            <table:table-cell table:style-name="Таблица1.A1" office:value-type="string">
              <text:p text:style-name="P6">Преподаватель</text:p>
            </table:table-cell>
            <table:table-cell table:style-name="Таблица1.B2" office:value-type="string">
              <text:p text:style-name="P6"/>
            </table:table-cell>
            <table:table-cell table:style-name="Таблица1.A1" office:value-type="string">
              <text:p text:style-name="P7">Филатов А. Ю.</text:p>
            </table:table-cell>
          </table:table-row>
        </table:table>
        <text:p text:style-name="P8"/>
        <text:p text:style-name="P8"/>
        <text:p text:style-name="P8">Санкт-Петербург</text:p>
        <text:p text:style-name="P8">2018</text:p>
        <text:p text:style-name="P23">Цель работы.</text:p>
        <text:p text:style-name="P12"><text:span text:style-name="T24">Изучить принцип </text:span><text:span text:style-name="T25">работы </text:span><text:span text:style-name="T29">умных указателей</text:span><text:span text:style-name="T25"> на примере создания консольной игры</text:span><text:span text:style-name="T24">.</text:span></text:p>
        <text:p text:style-name="P13"/>
        <text:p text:style-name="P16"><text:tab/>Постановка задачи.</text:p>
        <text:p text:style-name="P12"><text:span text:style-name="T38">Реализовать класс Crown — корона, как sahred_ptr&lt;Crown&gt;, который хранит цвет армии объекта, подсчет создаваемых объектов и индивидуальную идентификацию</text:span>.</text:p>
        <text:p text:style-name="P17"><text:tab/>Основные теоретические положения.</text:p>
        <text:p text:style-name="P48">Класс shared_ptr описывает объект, который использует подсчет ссылок для управления ресурсами. Объект shared_ptr фактически содержит указатель на ресурс, которым он владеет, или содержит пустой указатель (NULL). Обладать ресурсом могут несколько объектов shared_ptr; при удалении последнего объекта shared_ptr, обладающего тем или иным ресурсом, данный ресурс освобождается.</text:p>
        <text:p text:style-name="P48">shared_ptr прекращает владеть ресурсом при переназначении или сбросе.</text:p>
        <text:p text:style-name="P48">Аргумент шаблона T может быть неполным типом, за исключением случаев, особо отмеченных для определенных функций-членов.</text:p>
        <text:p text:style-name="P48">При создании объекта shared_ptr&lt;T&gt; из указателя ресурса типа G* или из shared_ptr&lt;G&gt; тип указателя G* должен допускать преобразование в T*. В противном случае код не будет компилироваться.</text:p>
        <text:p text:style-name="P48">Объект shared_ptr, инициализируемый при помощи пустого указателя, имеет блок управления и не является пустым. После того как объект shared_ptr освобождает ресурс, он перестает быть его владельцем. После того как объект weak_ptr освобождает ресурс, он перестает указывать на него.</text:p>
        <text:p text:style-name="P48"/>
        <text:p text:style-name="P48">Если количество объектов shared_ptr, владеющих ресурсом, становится равным нулю, ресурс освобождается путем удаления или передачи его адреса в метод удаления в зависимости от того, как изначально был создан владелец ресурса. Если количество объектов shared_ptr, владеющих ресурсом, как и число объектов weak_ptr, которые указывают на ресурс, становится равным нулю, освобождается блок управления с использованием пользовательского распределителя этого блока управления при его наличии.</text:p>
        <text:p text:style-name="P17"><text:soft-page-break/><text:tab/>Спецификация программы:</text:p>
        <text:p text:style-name="P12"><text:span text:style-name="T39">Ведет подсчет созданных объектов армий их идентификацию</text:span>.</text:p>
        <text:p text:style-name="P15"><text:span text:style-name="T23"><text:tab/>Входные данные:</text:span><text:span text:style-name="T18"> </text:span></text:p>
        <text:p text:style-name="P15"><text:tab/><text:span text:style-name="T40">Подаются из файла</text:span>.</text:p>
        <text:p text:style-name="P17"><text:tab/>Выходные данные: </text:p>
        <text:p text:style-name="P12"><text:span text:style-name="T40">Поле боя с объектами армий</text:span>.</text:p>
        <text:p text:style-name="P17"><text:tab/>Реализация.</text:p>
        <text:p text:style-name="P18"><text:tab/>Класс Поле_боя:</text:p>
        <text:p text:style-name="P19"><text:tab/><text:span text:style-name="T35">struct Elem_for_print{</text:span></text:p>
        <text:p text:style-name="P22"><text:tab/><text:tab/>bool colour; </text:p>
        <text:p text:style-name="P22"><text:tab/><text:tab/>char l_d_e; </text:p>
        <text:p text:style-name="P22"><text:tab/>};</text:p>
        <text:p text:style-name="P22"/>
        <text:p text:style-name="P22"><text:tab/>struct Size{</text:p>
        <text:p text:style-name="P22"><text:s text:c="4"/><text:tab/><text:tab/>size_t x_size;</text:p>
        <text:p text:style-name="P22"><text:s text:c="4"/><text:tab/><text:tab/>size_t y_size;</text:p>
        <text:p text:style-name="P22"><text:tab/>};</text:p>
        <text:p text:style-name="P22"/>
        <text:p text:style-name="P22"><text:tab/>class Battlefield {</text:p>
        <text:p text:style-name="P37"><text:tab/> <text:s text:c="3"/><text:span text:style-name="T41">friend class Object;</text:span></text:p>
        <text:p text:style-name="P40"><text:s text:c="3"/><text:tab/> <text:s text:c="3"/>Size size;</text:p>
        <text:p text:style-name="P40"><text:s text:c="3"/><text:tab/> <text:s text:c="3"/>List&lt;Object&gt; red_army;</text:p>
        <text:p text:style-name="P40"><text:s text:c="4"/><text:tab/> <text:s text:c="3"/>std::weak_ptr&lt;Crown&gt; crown_red;</text:p>
        <text:p text:style-name="P40"><text:s text:c="4"/><text:tab/> <text:s text:c="3"/>List&lt;Object&gt; green_army;</text:p>
        <text:p text:style-name="P40"><text:s text:c="4"/><text:tab/> <text:s text:c="3"/>std::weak_ptr&lt;Crown&gt; crown_green;</text:p>
        <text:p text:style-name="P22"><text:tab/>}</text:p>
        <text:p text:style-name="P39"><text:tab/><text:span text:style-name="T4">Функция </text:span><text:span text:style-name="T7">void</text:span><text:span text:style-name="T4"> </text:span><text:bookmark text:name="_GoBack"/><text:span text:style-name="T9">Ente</text:span><text:span text:style-name="T10">r() считывает данные из файла </text:span><text:span text:style-name="T14">и заполняет поле объектами</text:span><text:span text:style-name="T10">.</text:span></text:p>
        <text:p text:style-name="P29"><text:span text:style-name="T10">Функция void </text:span><text:span text:style-name="T11">Draw_Battlefield</text:span><text:span text:style-name="T10">()</text:span><text:span text:style-name="T11"> печатает на экран поле с объектами</text:span><text:span text:style-name="T10">.</text:span></text:p>
        <text:p text:style-name="P30"><text:span text:style-name="T10">Функция </text:span><text:span text:style-name="T13">pair&lt;int, Object&amp;&gt;</text:span><text:span text:style-name="T10"> </text:span><text:span text:style-name="T12">check_colour_on_position</text:span><text:span text:style-name="T10">(</text:span><text:span text:style-name="T12">Object&amp; arm</text:span><text:span text:style-name="T10">) </text:span><text:span text:style-name="T12">определяет цвет объекта</text:span><text:span text:style-name="T10">.</text:span></text:p>
        <text:p text:style-name="P31"><text:span text:style-name="T10">Ф</text:span><text:span text:style-name="T8">ункции с</text:span><text:span text:style-name="T14">э</text:span><text:span text:style-name="T8">теры и г</text:span><text:span text:style-name="T14">э</text:span><text:span text:style-name="T8">теры: </text:span></text:p>
        <text:p text:style-name="P32"><text:tab/>const Size <text:s text:c="8"/>&amp;get_size() <text:s text:c="3"/>const { return size; }</text:p>
        <text:p text:style-name="P32"><text:tab/>const List&lt;Object&gt; &amp;get_red_arm() const { return red_army; }<text:tab/></text:p>
        <text:p text:style-name="P32"><text:soft-page-break/><text:tab/>const List&lt;Object&gt; &amp;get_gr_arm() <text:s/>const { return green_army; }</text:p>
        <text:p text:style-name="P32"><text:tab/>List&lt;Object&gt; <text:s text:c="6"/>&amp;get_red_arm() <text:s text:c="6"/>{ return red_army; }</text:p>
        <text:p text:style-name="P46"><text:tab/>List&lt;Object&gt; <text:s text:c="6"/>&amp;get_gr_arm() <text:s text:c="7"/>{ return green_army; }</text:p>
        <text:p text:style-name="P19"><text:span text:style-name="T34"><text:tab/></text:span><text:span text:style-name="T24">Класс </text:span><text:span text:style-name="T26">Объект</text:span><text:span text:style-name="T24">:</text:span></text:p>
        <text:p text:style-name="P20"><text:span text:style-name="T24"><text:tab/></text:span><text:span text:style-name="T36">struct Coordinates{</text:span></text:p>
        <text:p text:style-name="P21"><text:s text:c="3"/><text:tab/> size_t axis_x;</text:p>
        <text:p text:style-name="P21"><text:s text:c="3"/><text:tab/> size_t axis_y;</text:p>
        <text:p text:style-name="P21"><text:tab/>};<text:tab/></text:p>
        <text:p text:style-name="P21"/>
        <text:p text:style-name="P21"><text:tab/>class Object {</text:p>
        <text:p text:style-name="P21"><text:tab/>private:</text:p>
        <text:p text:style-name="P21"><text:tab/> <text:s text:c="3"/>Coordinates coords;</text:p>
        <text:p text:style-name="P21"><text:tab/> <text:s text:c="3"/>int hit_points;</text:p>
        <text:p text:style-name="P41"><text:tab/> <text:s text:c="3"/><text:span text:style-name="T42">const std::shared_ptr&lt;Crown&gt; crown;</text:span></text:p>
        <text:p text:style-name="P44"><text:s text:c="3"/><text:tab/> <text:s text:c="3"/>const <text:s/>size_t ID; // of Object in List</text:p>
        <text:p text:style-name="P44"><text:s text:c="3"/><text:tab/> <text:s text:c="3"/>static size_t count;</text:p>
        <text:p text:style-name="P44"><text:s text:c="3"/><text:tab/> <text:s text:c="3"/>static size_t amount;</text:p>
        <text:p text:style-name="P21"><text:tab/>}</text:p>
        <text:p text:style-name="P43"><text:tab/><text:span text:style-name="T15">Функция void get_Damag(size_t const &amp;dmg) изменяет значение поля hit_points.</text:span></text:p>
        <text:p text:style-name="P34">Функции с<text:span text:style-name="T37">э</text:span>теры и г<text:span text:style-name="T37">э</text:span>теры: </text:p>
        <text:p text:style-name="P34"><text:s text:c="4"/>int &amp;get_hp() { return hit_points; }</text:p>
        <text:p text:style-name="P34"><text:s text:c="4"/>const int <text:s text:c="8"/>&amp;get_hp()const <text:s text:c="11"/>{ return hit_points; }</text:p>
        <text:p text:style-name="P34"><text:s text:c="4"/>Coordinates <text:s text:c="6"/>&amp;get_coords() <text:s text:c="12"/>{ return coords; }</text:p>
        <text:p text:style-name="P34"><text:s text:c="4"/>const Coordinates &amp;get_coords() const <text:s text:c="6"/>{ return coords; }</text:p>
        <text:p text:style-name="P34"><text:s text:c="4"/>size_t <text:s text:c="11"/>&amp;get_pos() <text:s text:c="15"/>{ return position; }</text:p>
        <text:p text:style-name="P47"><text:s text:c="4"/>const size_t <text:s text:c="5"/>&amp;get_pos() const <text:s text:c="9"/>{ return position; }</text:p>
        <text:p text:style-name="P45"><text:tab/>Класс Корона:</text:p>
        <text:p text:style-name="P26"><text:tab/><text:span text:style-name="T6">class Crown {</text:span></text:p>
        <text:p text:style-name="P27"><text:tab/>private:</text:p>
        <text:p text:style-name="P27"><text:s text:c="4"/><text:tab/><text:tab/>string colour;</text:p>
        <text:p text:style-name="P28"><text:span text:style-name="T43"><text:tab/>};</text:span></text:p>
        <text:p text:style-name="P34">Функции с<text:span text:style-name="T37">э</text:span>теры и г<text:span text:style-name="T37">э</text:span>теры: </text:p>
        <text:p text:style-name="P35">string &amp;get_color() { return colour; }</text:p>
        <text:p text:style-name="P24"/>
        <text:p text:style-name="P10"/>
      </text:section>
      <text:p text:style-name="P36"><text:tab/>Выводы.</text:p>
      <text:p text:style-name="P12"><text:tab/>В данной лабораторной работе были <text:span text:style-name="T24">освоены основы работы </text:span><text:span text:style-name="T28">с </text:span><text:span text:style-name="T31">кла</text:span><text:span text:style-name="T32">сс</text:span><text:span text:style-name="T31">ами </text:span><text:span text:style-name="T33">и умными указателями</text:span><text:span text:style-name="T24">. </text:span><text:span text:style-name="T30">Каждая армия имеет совой указатель соответствующего цвета</text:span><text:span text:style-name="T28">. </text:span><text:span text:style-name="T30">И каждый объект хранит указатель, соотвествующий цвету своей армии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_Timer" svg:font-family="a_Tim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a_Timer1" svg:font-family="a_Time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en" fo:country="US" style:language-asian="zh" style:country-asian="CN" style:font-name-complex="Courier New1" style:font-family-complex="'Courier New'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fo:font-size="8pt" style:font-size-asian="8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Для_20_таблиц" style:display-name="Для таблиц" style:family="paragraph" style:parent-style-name="Standard" style:default-outline-level=""/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-asian="Times New Roman1" style:font-family-asian="'Times New Roman'" style:font-family-generic-asian="system" style:font-pitch-asian="variable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заголовок_20_1" style:display-name="заголовок 1" style:family="paragraph" style:parent-style-name="Standard" style:default-outline-level="1" style:list-style-name="">
      <style:paragraph-properties fo:margin-left="0cm" fo:margin-right="0cm" fo:line-height="120%" fo:text-align="justify" style:justify-single-word="false" fo:text-indent="1cm" style:auto-text-indent="false" fo:keep-with-next="always"/>
      <style:text-properties fo:color="#ff0000" fo:font-size="14pt" fo:language="en" fo:country="US" style:font-size-asian="14pt" style:font-size-complex="14pt"/>
    </style:style>
    <style:style style:name="Body_20_Text_20_21" style:display-name="Body Text 21" style:family="paragraph" style:parent-style-name="Standard" style:default-outline-level="">
      <style:paragraph-properties fo:margin-left="1.27cm" fo:margin-right="0cm" fo:line-height="150%" fo:text-align="justify" style:justify-single-word="false" fo:text-indent="-1.27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Standard" style:default-outline-level="">
      <style:paragraph-properties fo:margin-left="0cm" fo:margin-right="-1.245cm" fo:line-height="120%" fo:text-align="justify" style:justify-single-word="false" fo:orphans="0" fo:widows="0" fo:text-indent="0cm" style:auto-text-indent="false"/>
      <style:text-properties fo:font-size="14pt" style:font-size-asian="14pt" style:font-size-complex="14pt"/>
    </style:style>
    <style:style style:name="Текст1" style:family="paragraph" style:parent-style-name="Standard" style:default-outline-level="">
      <style:paragraph-properties fo:margin-left="0cm" fo:margin-right="0cm" fo:text-align="justify" style:justify-single-word="false" fo:orphans="0" fo:widows="0" fo:text-indent="1.06cm" style:auto-text-indent="false"/>
      <style:text-properties style:font-name="a_Timer" fo:font-family="a_Timer" style:font-family-generic="roman" style:font-pitch="variable" fo:language="en" fo:country="US" style:font-name-complex="a_Timer1" style:font-family-complex="a_Timer" style:font-family-generic-complex="system" style:font-pitch-complex="variable"/>
    </style:style>
    <style:style style:name="_2d_Текст1" style:display-name="-Текст1" style:family="paragraph" style:parent-style-name="Standard" style:default-outline-level="">
      <style:paragraph-properties fo:margin-left="0cm" fo:margin-right="0cm" fo:text-align="justify" style:justify-single-word="false" fo:orphans="0" fo:widows="0" fo:text-indent="1.06cm" style:auto-text-indent="false"/>
      <style:text-properties style:font-name="a_Timer" fo:font-family="a_Timer" style:font-family-generic="roman" style:font-pitch="variable" fo:language="en" fo:country="US" style:font-name-complex="a_Timer1" style:font-family-complex="a_Timer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шрифт_20_абзаца1" style:display-name="Основной шрифт абзаца1" style:family="text"/>
    <style:style style:name="times14_5f__5f__5f_0420_5f_0418_5f_041e2_5f__5f_char" style:display-name="times14___0420_0418_041e2__char" style:family="text" style:parent-style-name="Default_20_Paragraph_20_Font"/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hps_20_atn" style:display-name="hps atn" style:family="text" style:parent-style-name="Default_20_Paragraph_20_Font"/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age_20_number" style:display-name="page number" style:family="text" style:parent-style-name="Default_20_Paragraph_20_Font"/>
    <style:style style:name="pl-k" style:family="text" style:parent-style-name="Default_20_Paragraph_20_Font"/>
    <style:style style:name="pl-en" style:family="text" style:parent-style-name="Default_20_Paragraph_20_Font"/>
    <style:style style:name="pl-c" style:family="text" style:parent-style-name="Default_20_Paragraph_20_Font"/>
    <style:style style:name="ListLabel_20_1" style:display-name="ListLabel 1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3. " style:num-suffix=". 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cm" fo:text-indent="1.3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501cm" fo:margin-bottom="2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Footer"/>
      </style:footer>
    </style:master-page>
    <style:master-page style:name="Converted2" style:page-layout-name="Mpm4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Dmitry</meta:initial-creator>
    <meta:editing-cycles>95</meta:editing-cycles>
    <meta:print-date>2017-11-09T19:56:00</meta:print-date>
    <meta:creation-date>2016-12-01T21:27:00</meta:creation-date>
    <dc:date>2018-04-12T20:11:32.306806537</dc:date>
    <meta:editing-duration>P1DT11H41M22S</meta:editing-duration>
    <meta:generator>LibreOffice/5.1.6.2$Linux_X86_64 LibreOffice_project/10m0$Build-2</meta:generator>
    <meta:document-statistic meta:table-count="1" meta:image-count="0" meta:object-count="0" meta:page-count="5" meta:paragraph-count="94" meta:word-count="529" meta:character-count="4324" meta:non-whitespace-character-count="3570"/>
    <meta:user-defined meta:name="AppVersion">16.0000</meta:user-defined>
    <meta:user-defined meta:name="Company">ETU</meta:user-defined>
    <meta:user-defined meta:name="DocSecurity" meta:value-type="float">0</meta:user-defined>
    <meta:user-defined meta:name="HiddenSlides" meta:value-type="float">0</meta:user-defined>
    <meta:user-defined meta:name="HyperlinksChanged" meta:value-type="boolean">false</meta:user-defined>
    <meta:user-defined meta:name="KSOProductBuildVer" meta:value-type="string">1049-9.1.0.524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  <meta:template xlink:type="simple" xlink:actuate="onRequest" xlink:title="Normal.dotm" xlink:href=""/>
  </office:meta>
</office:document-meta>
</file>